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roid Sans Devanagari1" svg:font-family="'Droid Sans Devanagari'" style:font-family-generic="swiss"/>
    <style:font-face style:name="Droid Naskh Shift Alt" svg:font-family="'Droid Naskh Shift Alt'" style:font-family-generic="roman" style:font-pitch="variable"/>
    <style:font-face style:name="Droid Naskh Shift Alt1" svg:font-family="'Droid Naskh Shift Alt'" style:font-family-generic="swiss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roid Sans" fo:font-size="16pt" fo:font-style="normal" fo:font-weight="bold" officeooo:rsid="001a1e87" officeooo:paragraph-rsid="001a1e8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line-height="150%"/>
      <style:text-properties style:font-name="Droid Sans" fo:font-size="16pt" fo:font-style="normal" fo:font-weight="bold" officeooo:rsid="001dcfe0" officeooo:paragraph-rsid="001dcfe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line-height="150%"/>
      <style:text-properties style:font-name="Droid Sans" fo:font-size="16pt" fo:font-style="normal" fo:font-weight="bold" officeooo:rsid="001ff21d" officeooo:paragraph-rsid="001ff21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line-height="150%"/>
      <style:text-properties style:font-name="Droid Sans" fo:font-size="16pt" fo:font-style="normal" fo:font-weight="bold" officeooo:rsid="0021bf4c" officeooo:paragraph-rsid="0021bf4c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line-height="150%"/>
      <style:text-properties style:font-name="Droid Sans" fo:font-size="16pt" fo:font-style="normal" fo:font-weight="bold" officeooo:rsid="0021bf4c" officeooo:paragraph-rsid="0022ea0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line-height="150%"/>
      <style:text-properties style:font-name="Droid Sans" fo:font-size="16pt" fo:font-style="normal" fo:font-weight="bold" officeooo:paragraph-rsid="001dcfe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line-height="150%"/>
      <style:text-properties style:font-name="Droid Sans" fo:font-size="16pt" fo:font-weight="bold" officeooo:paragraph-rsid="00276b2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Droid Sans" fo:font-size="18pt" fo:font-weight="bold" officeooo:rsid="001a1e87" officeooo:paragraph-rsid="0022ea0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Droid Sans" officeooo:rsid="0021bf4c" officeooo:paragraph-rsid="0021bf4c"/>
    </style:style>
    <style:style style:name="P10" style:family="paragraph" style:parent-style-name="Standard">
      <style:paragraph-properties fo:line-height="150%"/>
      <style:text-properties style:font-name="Droid Sans" officeooo:rsid="0021bf4c" officeooo:paragraph-rsid="001ff21d"/>
    </style:style>
    <style:style style:name="P11" style:family="paragraph" style:parent-style-name="Standard">
      <style:paragraph-properties fo:line-height="150%"/>
      <style:text-properties style:font-name="Droid Sans" officeooo:rsid="0021bf4c" officeooo:paragraph-rsid="0021bf4c"/>
    </style:style>
    <style:style style:name="P12" style:family="paragraph" style:parent-style-name="Standard">
      <style:paragraph-properties fo:line-height="150%"/>
      <style:text-properties style:font-name="Droid Sans" officeooo:rsid="0021bf4c" officeooo:paragraph-rsid="0022ea0d"/>
    </style:style>
    <style:style style:name="P13" style:family="paragraph" style:parent-style-name="Standard">
      <style:paragraph-properties fo:line-height="150%"/>
      <style:text-properties style:font-name="Droid Sans" officeooo:rsid="001a1e87" officeooo:paragraph-rsid="001a1e87"/>
    </style:style>
    <style:style style:name="P14" style:family="paragraph" style:parent-style-name="Standard">
      <style:paragraph-properties fo:line-height="150%"/>
      <style:text-properties style:font-name="Droid Sans" officeooo:rsid="001dcfe0" officeooo:paragraph-rsid="001a1e87"/>
    </style:style>
    <style:style style:name="P15" style:family="paragraph" style:parent-style-name="Standard">
      <style:paragraph-properties fo:line-height="150%"/>
      <style:text-properties style:font-name="Droid Sans" officeooo:rsid="001dcfe0" officeooo:paragraph-rsid="001dcfe0"/>
    </style:style>
    <style:style style:name="P16" style:family="paragraph" style:parent-style-name="Standard">
      <style:paragraph-properties fo:line-height="150%"/>
      <style:text-properties style:font-name="Droid Sans" officeooo:rsid="001e3dd9" officeooo:paragraph-rsid="001e3dd9"/>
    </style:style>
    <style:style style:name="P17" style:family="paragraph" style:parent-style-name="Standard">
      <style:paragraph-properties fo:line-height="150%"/>
      <style:text-properties style:font-name="Droid Sans" fo:font-size="14pt" fo:font-style="italic" officeooo:rsid="0021bf4c" officeooo:paragraph-rsid="0022ea0d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line-height="150%"/>
      <style:text-properties style:font-name="Droid Sans" officeooo:paragraph-rsid="001a1e87"/>
    </style:style>
    <style:style style:name="P19" style:family="paragraph" style:parent-style-name="Standard" style:list-style-name="L1">
      <style:paragraph-properties fo:line-height="150%"/>
      <style:text-properties style:font-name="Droid Sans" fo:font-size="11pt" officeooo:rsid="001dcfe0" officeooo:paragraph-rsid="001dcfe0" style:font-size-asian="11pt" style:font-size-complex="11pt"/>
    </style:style>
    <style:style style:name="P20" style:family="paragraph" style:parent-style-name="Standard" style:list-style-name="L2">
      <style:paragraph-properties fo:line-height="150%"/>
      <style:text-properties style:font-name="Droid Sans" fo:font-size="11pt" officeooo:rsid="001dcfe0" officeooo:paragraph-rsid="001dcfe0" style:font-size-asian="11pt" style:font-size-complex="11pt"/>
    </style:style>
    <style:style style:name="P21" style:family="paragraph" style:parent-style-name="Standard" style:list-style-name="L3">
      <style:paragraph-properties fo:line-height="150%"/>
      <style:text-properties style:font-name="Droid Sans" fo:font-size="11pt" officeooo:rsid="001e3dd9" officeooo:paragraph-rsid="001e3dd9" style:font-size-asian="11pt" style:font-size-complex="11pt"/>
    </style:style>
    <style:style style:name="P22" style:family="paragraph" style:parent-style-name="Standard">
      <style:paragraph-properties fo:line-height="150%"/>
      <style:text-properties style:font-name="Droid Sans" fo:font-size="11pt" officeooo:paragraph-rsid="001ff21d" style:font-size-asian="11pt" style:font-size-complex="11pt"/>
    </style:style>
    <style:style style:name="P23" style:family="paragraph" style:parent-style-name="Standard">
      <style:paragraph-properties fo:line-height="150%"/>
      <style:text-properties style:font-name="Droid Sans" fo:font-size="11pt" officeooo:paragraph-rsid="00276b2d" style:font-size-asian="11pt" style:font-size-complex="11pt"/>
    </style:style>
    <style:style style:name="P24" style:family="paragraph" style:parent-style-name="Standard">
      <style:paragraph-properties fo:line-height="150%"/>
      <style:text-properties style:font-name="Droid Sans" fo:font-size="11pt" officeooo:rsid="0021bf4c" officeooo:paragraph-rsid="0021bf4c" style:font-size-asian="11pt" style:font-size-complex="11pt"/>
    </style:style>
    <style:style style:name="P25" style:family="paragraph" style:parent-style-name="Standard">
      <style:paragraph-properties fo:line-height="150%"/>
      <style:text-properties style:font-name="Droid Sans" fo:font-size="11pt" officeooo:rsid="0021bf4c" officeooo:paragraph-rsid="0022ea0d" style:font-size-asian="11pt" style:font-size-complex="11pt"/>
    </style:style>
    <style:style style:name="P26" style:family="paragraph" style:parent-style-name="Standard">
      <style:text-properties style:font-name="Droid Sans" fo:font-size="11pt" officeooo:paragraph-rsid="00287ba0" style:font-size-asian="11pt" style:font-size-complex="11pt"/>
    </style:style>
    <style:style style:name="P27" style:family="paragraph" style:parent-style-name="Standard">
      <style:paragraph-properties fo:line-height="150%"/>
      <style:text-properties style:font-name="Droid Sans" fo:font-size="11pt" fo:font-weight="normal" officeooo:paragraph-rsid="00287ba0" style:font-size-asian="11pt" style:font-weight-asian="normal" style:font-size-complex="11pt" style:font-weight-complex="normal"/>
    </style:style>
    <style:style style:name="T1" style:family="text">
      <style:text-properties officeooo:rsid="001a1e87"/>
    </style:style>
    <style:style style:name="T2" style:family="text">
      <style:text-properties officeooo:rsid="001dcfe0"/>
    </style:style>
    <style:style style:name="T3" style:family="text">
      <style:text-properties officeooo:rsid="001ff21d"/>
    </style:style>
    <style:style style:name="T4" style:family="text">
      <style:text-properties officeooo:rsid="0020ee9a"/>
    </style:style>
    <style:style style:name="T5" style:family="text">
      <style:text-properties officeooo:rsid="00215c05"/>
    </style:style>
    <style:style style:name="T6" style:family="text">
      <style:text-properties officeooo:rsid="0022ea0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1e87" style:font-size-asian="11pt" style:font-size-complex="11pt"/>
    </style:style>
    <style:style style:name="T9" style:family="text">
      <style:text-properties fo:font-size="11pt" officeooo:rsid="001bd0c4" style:font-size-asian="11pt" style:font-size-complex="11pt"/>
    </style:style>
    <style:style style:name="T10" style:family="text">
      <style:text-properties fo:font-size="11pt" officeooo:rsid="001dcfe0" style:font-size-asian="11pt" style:font-size-complex="11pt"/>
    </style:style>
    <style:style style:name="T11" style:family="text">
      <style:text-properties officeooo:rsid="00276b2d"/>
    </style:style>
    <style:style style:name="T12" style:family="text">
      <style:text-properties officeooo:rsid="00287ba0"/>
    </style:style>
    <style:style style:name="T13" style:family="text">
      <style:text-properties style:font-name="Droid Sans" fo:font-size="11pt" fo:font-weight="normal" officeooo:rsid="00287ba0" style:font-size-asian="9.60000038146973pt" style:font-weight-asian="normal" style:font-size-complex="11pt" style:font-weight-complex="normal"/>
    </style:style>
    <style:style style:name="T14" style:family="text">
      <style:text-properties style:font-name="Droid Sans" fo:font-weight="normal" officeooo:rsid="00287ba0" style:font-weight-asian="normal" style:font-weight-complex="normal"/>
    </style:style>
    <style:style style:name="T15" style:family="text">
      <style:text-properties fo:font-weight="normal" officeooo:rsid="00287ba0" style:font-weight-asian="normal" style:font-weight-complex="normal"/>
    </style:style>
    <style:style style:name="T16" style:family="text">
      <style:text-properties fo:font-weight="bold" officeooo:rsid="00287ba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irements Document for </text:p>
      <text:p text:style-name="P8">the Pentaho Batch Publisher</text:p>
      <text:p text:style-name="P9">Created By: Matt Buland, Software Engineering Intern</text:p>
      <text:p text:style-name="P13"/>
      <text:p text:style-name="P1">Goal/Project Vision</text:p>
      <text:p text:style-name="P18"><text:span text:style-name="T1"><text:tab/></text:span><text:span text:style-name="T8">Creating a publishing utility for pentaho reports will provide an easy way </text:span><text:span text:style-name="T9">to publish </text:span><text:span text:style-name="T10">many reports at once. Beyond just publishing, there is a need for a suite of utilities to enhance operations with pentaho prpt files.</text:span></text:p>
      <text:p text:style-name="P14"/>
      <text:p text:style-name="P2">Scope</text:p>
      <text:p text:style-name="P15"><text:tab/><text:span text:style-name="T7">This utility suite could be of use to anyone who uses pentaho reporting. Opensourcing the project would enable the entire pentaho community to more effectively use pentaho reports.</text:span></text:p>
      <text:p text:style-name="P14"/>
      <text:p text:style-name="P2">Hard Requirements (prioritized)</text:p>
      <text:list xml:id="list981619206872433530" text:style-name="L1">
        <text:list-item>
          <text:p text:style-name="P19">Publish prpt reports and xactions.</text:p>
        </text:list-item>
        <text:list-item>
          <text:p text:style-name="P19">Publish many reports/xactions in one command / action.</text:p>
        </text:list-item>
        <text:list-item>
          <text:p text:style-name="P19">Change the name of the destination report (file name)</text:p>
        </text:list-item>
        <text:list-item>
          <text:p text:style-name="P19">Graphical User Interface</text:p>
        </text:list-item>
      </text:list>
      <text:p text:style-name="P15"/>
      <text:p text:style-name="P2">Soft Requirements (unordered)</text:p>
      <text:list xml:id="list3487331242870381922" text:style-name="L2">
        <text:list-item>
          <text:p text:style-name="P20">Changeable:</text:p>
          <text:list>
            <text:list-item>
              <text:p text:style-name="P20">Name</text:p>
            </text:list-item>
            <text:list-item>
              <text:p text:style-name="P20">Description</text:p>
            </text:list-item>
            <text:list-item>
              <text:p text:style-name="P20">Output type</text:p>
            </text:list-item>
            <text:list-item>
              <text:p text:style-name="P20">Output lock</text:p>
            </text:list-item>
          </text:list>
        </text:list-item>
      </text:list>
      <text:p text:style-name="P15"/>
      <text:p text:style-name="P6"><text:span text:style-name="T2">Unscoped Requirements </text:span><text:span text:style-name="T3">and Ideas </text:span><text:span text:style-name="T2">(unordered)</text:span></text:p>
      <text:list xml:id="list2651703298313790045" text:style-name="L3">
        <text:list-item>
          <text:p text:style-name="P21">Extract SQL</text:p>
        </text:list-item>
        <text:list-item>
          <text:p text:style-name="P21">Change JNDI name</text:p>
        </text:list-item>
        <text:list-item>
          <text:p text:style-name="P21">Comparison operations with svn and git integration</text:p>
        </text:list-item>
      </text:list>
      <text:p text:style-name="P16"><text:soft-page-break/></text:p>
      <text:p text:style-name="P3">Design Highlights</text:p>
      <text:p text:style-name="P22"><text:span text:style-name="T3"><text:tab/>Modularity should be the first conscern with design. </text:span><text:span text:style-name="T4">This project should be usable as a library, with independent components. Each independent component will be contained inside a single ruby file, </text:span><text:span text:style-name="T5">so each extra file will be its own module. </text:span><text:span text:style-name="T11">The usage of these components will be driven by either a graphical interface, or a command-line interface, which allow the use of all components.</text:span></text:p>
      <text:p text:style-name="P22"><text:span text:style-name="T5"/></text:p>
      <text:p text:style-name="P7"><text:span text:style-name="T11">Design Proposals</text:span></text:p>
      <text:p text:style-name="P23"><text:span text:style-name="T15">Library Access:</text:span></text:p>
      <text:p text:style-name="P27"><text:span text:style-name="T12"><text:tab/>Each module must then have a 'handle' method that takes all of the arguments after the module, and executes the command with the options. The CLI driver will reflect the modularity in it's argument usage:</text:span></text:p>
      <text:p text:style-name="P26"><text:tab/>publisher.rb &lt;module&gt; &lt;module-command&gt; [OPTIONS]</text:p>
      <text:p text:style-name="P26"/>
      <text:p text:style-name="P26"><text:span text:style-name="T12">Modules:</text:span></text:p>
      <text:p text:style-name="P26"><text:span text:style-name="T12"><text:tab/></text:span><text:span text:style-name="T16">prpt</text:span><text:span text:style-name="T12"><text:tab/><text:tab/>Will offer report-modification tools (specific to prpts)</text:span></text:p>
      <text:p text:style-name="P26"><text:span text:style-name="T12"><text:tab/></text:span><text:span text:style-name="T16">publish</text:span><text:span text:style-name="T15"><text:tab/>Publish utilities, and most web calls</text:span></text:p>
      <text:p text:style-name="P26"><text:span text:style-name="T15"/></text:p>
      <text:p text:style-name="P27"><text:span text:style-name="T12">GUI Designs</text:span></text:p>
      <text:p text:style-name="P27"><text:span text:style-name="T12"><text:tab/>1) Similar to PRD<text:tab/></text:span></text:p>
      <text:p text:style-name="P10"/>
      <text:p text:style-name="P4">Technologies</text:p>
      <text:p text:style-name="P24"><text:tab/><text:span text:style-name="T6">Pentaho BI-server offers a suite of web-calls that can be used to communicate with the server </text:span><text:span text:style-name="T11">via HTTP requests</text:span><text:span text:style-name="T6">. <text:s/>Appendix A will contain a record of the known web calls and their parameters. </text:span><text:span text:style-name="T11">The target object of publication will first be a pentaho report (prpt file, generated by the Report Designer), but also an xaction, generated by the pentaho design studio. </text:span></text:p>
      <text:p text:style-name="P11"><text:span text:style-name="T6"/></text:p>
      <text:p text:style-name="P5"><text:span text:style-name="T6">Appenices</text:span></text:p>
      <text:p text:style-name="P12"><text:span text:style-name="T6"/></text:p>
      <text:p text:style-name="P17"><text:span text:style-name="T6">Appendix A – Pentaho Web Services</text:span></text:p>
      <text:p text:style-name="P25"><text:span text:style-name="T6">POST<text:tab/>/repositoryfilepublisher?publishpath=_&amp;publishkey=_&amp;overwrite=_&amp;mkdirs=_</text:span></text:p>
      <text:p text:style-name="P25"><text:span text:style-name="T6"><text:tab/>Description:</text:span></text:p>
      <text:p text:style-name="P25"><text:span text:style-name="T6"><text:tab/><text:tab/>Publish one or many files onto a BI-server</text:span></text:p>
      <text:p text:style-name="P25"><text:span text:style-name="T6"><text:tab/>Parameters:</text:span></text:p>
      <text:p text:style-name="P25"><text:soft-page-break/><text:span text:style-name="T6"><text:tab/><text:tab/>publishpath:<text:tab/>Location in the repository to put the file</text:span></text:p>
      <text:p text:style-name="P25"><text:span text:style-name="T6"><text:tab/><text:tab/>publishkey:<text:tab/>md5hash of the publish password </text:span></text:p>
      <text:p text:style-name="P25"><text:span text:style-name="T6"><text:tab/><text:tab/><text:tab/>and the string: 'P3ntah0Publ1shPa55w0rd'</text:span></text:p>
      <text:p text:style-name="P25"><text:span text:style-name="T6"><text:tab/><text:tab/>overwrite:<text:tab/>true|false: whether or not an existing file should be replaced <text:tab/><text:tab/><text:tab/><text:tab/>on the server</text:span></text:p>
      <text:p text:style-name="P25"><text:span text:style-name="T6"><text:tab/><text:tab/>mkdirs:<text:tab/>If a folder specified in the publishpath does not exist, should it <text:tab/><text:tab/><text:tab/><text:tab/>be created?</text:span></text:p>
      <text:p text:style-name="P25"><text:span text:style-name="T6"><text:tab/><text:tab/>“filename” =&gt; file_data<text:tab/>file to be published to the server. Many of <text:tab/><text:tab/><text:tab/><text:tab/><text:tab/>these can be specified</text:span></text:p>
      <text:p text:style-name="P25"><text:span text:style-name="T6">GET /SolutionRepositoryService?component=getSolutionRepositoryDoc</text:span></text:p>
      <text:p text:style-name="P25"><text:span text:style-name="T6"><text:tab/>Description:</text:span></text:p>
      <text:p text:style-name="P25"><text:span text:style-name="T6"><text:tab/><text:tab/>Retrieve an XML representation of the file-tree on a BI-server</text:span></text:p>
      <text:p text:style-name="P25"><text:span text:style-name="T6"><text:tab/>Parameters:</text:span></text:p>
      <text:p text:style-name="P25"><text:span text:style-name="T6"><text:tab/><text:tab/>N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roid Sans Devanagari1" svg:font-family="'Droid Sans Devanagari'" style:font-family-generic="swiss"/>
    <style:font-face style:name="Droid Naskh Shift Alt" svg:font-family="'Droid Naskh Shift Alt'" style:font-family-generic="roman" style:font-pitch="variable"/>
    <style:font-face style:name="Droid Naskh Shift Alt1" svg:font-family="'Droid Naskh Shift Alt'" style:font-family-generic="swiss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roid Naskh Shift Alt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Naskh Shift Alt1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05:37:29</meta:creation-date>
    <dc:date>2013-08-23T06:52:43</dc:date>
    <meta:editing-duration>PT2H9M31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3" meta:paragraph-count="52" meta:word-count="438" meta:character-count="2928" meta:non-whitespace-character-count="2502"/>
  </office:meta>
</office:document-meta>
</file>